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5c3e9b"/>
    </style:style>
    <style:style style:name="T17" style:family="text">
      <style:text-properties officeooo:rsid="005d634f"/>
    </style:style>
    <style:style style:name="T18" style:family="text">
      <style:text-properties officeooo:rsid="00603db4"/>
    </style:style>
    <style:style style:name="T19" style:family="text">
      <style:text-properties officeooo:rsid="001cafd1"/>
    </style:style>
    <style:style style:name="T20" style:family="text">
      <style:text-properties officeooo:rsid="001f0451"/>
    </style:style>
    <style:style style:name="T21" style:family="text">
      <style:text-properties officeooo:rsid="00350c45"/>
    </style:style>
    <style:style style:name="T22" style:family="text">
      <style:text-properties officeooo:rsid="0024bcbc"/>
    </style:style>
    <style:style style:name="T23" style:family="text">
      <style:text-properties officeooo:rsid="0025fed0"/>
    </style:style>
    <style:style style:name="T24" style:family="text">
      <style:text-properties officeooo:rsid="0026095e"/>
    </style:style>
    <style:style style:name="T25" style:family="text">
      <style:text-properties officeooo:rsid="0022d8a0"/>
    </style:style>
    <style:style style:name="T26" style:family="text">
      <style:text-properties officeooo:rsid="00297071"/>
    </style:style>
    <style:style style:name="T27" style:family="text">
      <style:text-properties officeooo:rsid="002b7beb"/>
    </style:style>
    <style:style style:name="T28" style:family="text">
      <style:text-properties officeooo:rsid="002d682d"/>
    </style:style>
    <style:style style:name="T29" style:family="text">
      <style:text-properties officeooo:rsid="002fd93c"/>
    </style:style>
    <style:style style:name="T30" style:family="text">
      <style:text-properties officeooo:rsid="003b8566"/>
    </style:style>
    <style:style style:name="T31" style:family="text">
      <style:text-properties officeooo:rsid="0040817a"/>
    </style:style>
    <style:style style:name="T32" style:family="text">
      <style:text-properties officeooo:rsid="003cb9c7"/>
    </style:style>
    <style:style style:name="T33" style:family="text">
      <style:text-properties officeooo:rsid="003e3c49"/>
    </style:style>
    <style:style style:name="T34" style:family="text">
      <style:text-properties officeooo:rsid="003f5182"/>
    </style:style>
    <style:style style:name="T35" style:family="text">
      <style:text-properties officeooo:rsid="0043dfb1"/>
    </style:style>
    <style:style style:name="T36"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ext:span text:style-name="T16">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ext:span text:style-name="T17">s</text:span>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text:span text:style-name="T18">battling</text:span>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9">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20">Older versions </text:span><text:span text:style-name="T21">and other operating systems</text:span><text:span text:style-name="T20"> will not be compatable with either some or all of the development tools, and therefore won’t be usable.</text:span></text:p>
      <text:h text:style-name="P29" text:outline-level="4">R<text:span text:style-name="T22">andom Access Memory (RAM)</text:span></text:h>
      <text:p text:style-name="P30">According to IntelliJ IDEA’s system requirements, the minimum amount of RAM <text:span text:style-name="T23">needed</text:span> to run the <text:span text:style-name="T24">software</text:span> is 2 GB.</text:p>
      <text:p text:style-name="P30">RAM is the primary storage of a computer, and is used to hold instructions and data for programs that are currently running. If the machine runs out of RAM, it will become very slow to use and can <text:span text:style-name="T25">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CPU, and it allows programs that support multithreading to run instructions <text:span text:style-name="T26">in parallel</text:span>, making them much faster.</text:p>
      <text:h text:style-name="P33" text:outline-level="4"><text:soft-page-break/>Secondary Storage</text:h>
      <text:p text:style-name="P34">Accordin<text:span text:style-name="T27">g</text:span> to IntelliJ IDEA’s system requirements, the minimum amount of secondary storage needed to run the software is 3.5 GB.</text:p>
      <text:p text:style-name="P34">Secondary storage is used to hold permanent data, such as software <text:span text:style-name="T28">and</text:span> files. In the development of Space, it will be used to store <text:span text:style-name="T28">software files for both IntelliJ IDEA and the JDK, and the data for the game it</text:span><text:span text:style-name="T29">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30">able to launch the game.</text:span></text:p>
      <text:h text:style-name="P41" text:outline-level="4">R<text:span text:style-name="T22">andom Access Memory (RAM)</text:span></text:h>
      <text:p text:style-name="P42">As Space is a text-adventure using minimal graphics, and is programmed in Java – which is a relatively memory-efficient language – a machine would require <text:span text:style-name="T31">less than</text:span> 1 GB to comfortably run the game.</text:p>
      <text:p text:style-name="P42">If the machine did not have enough RAM when running the game, <text:span text:style-name="T32">then it could crash.</text:span></text:p>
      <text:h text:style-name="P43" text:outline-level="4">Central Processing Unit (CPU)</text:h>
      <text:p text:style-name="P44"><text:span text:style-name="T33">As</text:span> <text:span text:style-name="T33">Space</text:span> is a text-adventure using minimal graphics, there aren’t many CPUs that <text:span text:style-name="T34">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5">the game can be played fully through the GUI</text:span> (somewhere to input commands, somewhere for the game to reply to commands, <text:span text:style-name="T35">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6">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7</meta:editing-cycles>
    <meta:creation-date>2024-06-13T08:47:00</meta:creation-date>
    <dc:date>2024-09-09T00:01:59.021658696</dc:date>
    <meta:editing-duration>P1DT7H41M54S</meta:editing-duration>
    <meta:generator>LibreOffice/24.8.0.3$MacOSX_AARCH64 LibreOffice_project/0bdf1299c94fe897b119f97f3c613e9dca6be583</meta:generator>
    <meta:document-statistic meta:table-count="1" meta:image-count="5" meta:object-count="0" meta:page-count="19" meta:paragraph-count="209" meta:word-count="4449" meta:character-count="25370" meta:non-whitespace-character-count="21123"/>
    <meta:user-defined meta:name="AppVersion">16.0000</meta:user-defined>
    <meta:template xlink:type="simple" xlink:actuate="onRequest" xlink:title="Normal.dotm" xlink:href=""/>
  </office:meta>
</office:document-meta>
</file>